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4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BPDrej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5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 requested: The great spot of Jupiter is a high-elevation zones, and was designed with higher elevation as an analog. Placing neutral gold on a high elevation zone makes it harder to achieve a comeback, since siege weapons take hill penalty, and castles/towers deal bonus damage on the hill. Additionally, the map would be difficult to redesign in the time remaining.</text:p>
          </table:table-cell>
          <table:table-cell table:content-validation-name="val1" office:value-type="string" calcext:value-type="string">
            <text:p>Exception Granted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scored by Juicy45 (consultant) at 161/100</text:p>
          </table:table-cell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5" calcext:value-type="float" table:number-columns-spanned="2" table:number-rows-spanned="1">
            <text:p>45</text:p>
          </table:table-cell>
          <table:covered-table-cell/>
          <table:table-cell table:style-name="ce12" table:formula="of:=COUNTIF([.$F$6:.$F$75];[.A83])" office:value-type="float" office:value="49" calcext:value-type="float" table:number-columns-spanned="2" table:number-rows-spanned="1">
            <text:p>49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 Sheet1.F61:Sheet1.F67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8:51:23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8:52:51.840000000</dc:date>
    <meta:editing-duration>P2DT14H18M35S</meta:editing-duration>
    <meta:editing-cycles>147</meta:editing-cycles>
    <meta:generator>LibreOffice/7.6.4.1$Windows_X86_64 LibreOffice_project/e19e193f88cd6c0525a17fb7a176ed8e6a3e2aa1</meta:generator>
    <meta:document-statistic meta:table-count="1" meta:cell-count="240" meta:object-count="0"/>
  </office:meta>
</office:document-meta>
</file>